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Lock.getN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getNusers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Lock.checkOptions( Commandline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CLock.getOp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Lock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Lock.setObsolete( boolean obso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Lock.get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ObjSel( String objs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Objselect( String obj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Pname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get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getPnam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Lock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getObj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setNusers( String n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Lock.getObso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